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25-10-2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25-04-0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24-09-2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24-04-1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9-10-02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9-03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8-10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8-04-0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8-04-0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7-08-3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7-03-1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6-09-2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6-03-0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5-10-0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5-07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5-05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5-03-0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4-11-1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4-05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4-01-1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3-10-02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3-03-1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3-0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12-09-2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9-08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9-05-2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8-10-06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8-06-0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8-01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7-09-2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7-06-2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7-03-28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7-01-03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6-08-1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6-05-03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6-02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5-11-0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5-07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5-04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4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4-10-0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4-05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3-12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3-09-1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3-06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3-03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2-12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1-09-1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1-06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1-01-04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0-10-0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0-08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2000-04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9-11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9-07-0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9-04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9-01-1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8-09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8-08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8-05-0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8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7-10-0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7-07-1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7-04-2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7-01-1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6-10-16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6-08-2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6-05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6-02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5-11-1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5-08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5-04-1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5-02-1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4-11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4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4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4-01-2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3-10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3-07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11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10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09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08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07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06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05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04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03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02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2-01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11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11-0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9-2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9-1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8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8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7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7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7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5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5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4-1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3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2-2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2-14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1-01-2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11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7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7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6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6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5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5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4-1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4-1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3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2-1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1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90-01-1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12-2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12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11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10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10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9-1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8-2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8-1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7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7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6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9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7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490</text:p>
          </table:table-cell>
          <table:table-cell office:value-type="string" calcext:value-type="string">
            <text:p>AAB715</text:p>
          </table:table-cell>
          <table:table-cell office:value-type="string" calcext:value-type="string">
            <text:p>1987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0" meta:object-count="0"/>
    <meta:user-defined meta:name="AppVersion">3.0</meta:user-defined>
  </office:meta>
</office:document-meta>
</file>